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24" draw:textarea-horizontal-align="justify" draw:textarea-vertical-align="middle" draw:auto-grow-height="false" fo:min-height="1.094cm" fo:min-width="2.8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gradient-name="Gradient_20_9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gradient" draw:fill-gradient-name="Gradient_20_18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gradient" draw:fill-gradient-name="Gradient_20_19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gradient" draw:fill-gradient-name="Gradient_20_10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gradient" draw:fill-gradient-name="Gradient_20_11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gradient" draw:fill-gradient-name="Gradient_20_20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gradient" draw:fill-gradient-name="Gradient_20_21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gradient" draw:fill-gradient-name="Gradient_20_12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gradient" draw:fill-gradient-name="Gradient_20_22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cm" fo:min-width="2.7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8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9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gradient" draw:fill-gradient-name="Gradient_20_11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9" style:family="paragraph">
      <loext:graphic-properties draw:fill="gradient" draw:fill-gradient-name="Gradient_20_21"/>
      <style:paragraph-properties fo:text-align="center"/>
      <style:text-properties fo:font-size="15pt"/>
    </style:style>
    <style:style style:name="P10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gradient" draw:fill-gradient-name="Gradient_20_22"/>
      <style:paragraph-properties fo:text-align="center"/>
      <style:text-properties fo:font-size="15pt"/>
    </style:style>
    <style:style style:name="P12" style:family="paragraph">
      <loext:graphic-properties draw:fill="none" draw:fill-color="#ffffff"/>
      <style:text-properties fo:font-size="10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5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4.7cm" svg:height="1.9cm" svg:x="2.277cm" svg:y="5.804cm">
          <text:p text:style-name="P1"><text:span text:style-name="T1">My applic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3cm" svg:height="3.1cm" svg:x="14.477cm" svg:y="15.404cm">
          <text:p text:style-name="P1"><text:span text:style-name="T1">is</text:span></text:p>
          <text:p text:style-name="P1"><text:span text:style-name="T1">statef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3.5cm" svg:height="1.2cm" svg:x="18.477cm" svg:y="14.254cm">
          <text:p text:style-name="P1"><text:span text:style-name="T2">Statefuls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5cm" svg:height="1.2cm" svg:x="18.477cm" svg:y="18.604cm">
          <text:p text:style-name="P1"><text:span text:style-name="T2">Deploy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127cm" svg:y1="15.404cm" svg:x2="18.477cm" svg:y2="14.854cm" draw:start-shape="id1" draw:start-glue-point="4" draw:end-shape="id2" draw:end-glue-point="3" svg:d="M16127 15404v-550h2350" svg:viewBox="0 0 2351 551">
          <text:p/>
        </draw:connector>
        <draw:connector draw:style-name="gr5" draw:text-style-name="P1" draw:layer="layout" svg:x1="16.127cm" svg:y1="18.504cm" svg:x2="18.477cm" svg:y2="19.204cm" draw:start-shape="id1" draw:start-glue-point="6" draw:end-shape="id3" draw:end-glue-point="3" svg:d="M16127 18504v700h2350" svg:viewBox="0 0 2351 701">
          <text:p/>
        </draw:connector>
        <draw:custom-shape draw:style-name="gr6" draw:text-style-name="P6" xml:id="id4" draw:id="id4" draw:layer="layout" svg:width="3.3cm" svg:height="3.1cm" svg:x="8.077cm" svg:y="5.204cm">
          <text:p text:style-name="P1"><text:span text:style-name="T1">is a</text:span></text:p>
          <text:p text:style-name="P1"><text:span text:style-name="T1">b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5" draw:id="id5" draw:layer="layout" svg:width="3.3cm" svg:height="3.1cm" svg:x="11.477cm" svg:y="2.404cm">
          <text:p text:style-name="P1"><text:span text:style-name="T1">need to</text:span></text:p>
          <text:p text:style-name="P1"><text:span text:style-name="T1">De</text:span></text:p>
          <text:p text:style-name="P1"><text:span text:style-name="T1">schedu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6" draw:id="id6" draw:layer="layout" svg:width="3.5cm" svg:height="1.2cm" svg:x="18.477cm" svg:y="1.204cm">
          <text:p text:style-name="P1"><text:span text:style-name="T2">Cronjob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3.5cm" svg:height="1.2cm" svg:x="18.477cm" svg:y="5.554cm">
          <text:p text:style-name="P1"><text:span text:style-name="T2">Job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27cm" svg:y1="5.204cm" svg:x2="11.477cm" svg:y2="3.954cm" draw:start-shape="id4" draw:start-glue-point="4" draw:end-shape="id5" draw:end-glue-point="5" svg:d="M9727 5204v-1250h1750" svg:viewBox="0 0 1751 1251">
          <text:p/>
        </draw:connector>
        <draw:connector draw:style-name="gr5" draw:text-style-name="P1" draw:layer="layout" svg:x1="13.127cm" svg:y1="2.404cm" svg:x2="18.477cm" svg:y2="1.804cm" draw:start-shape="id5" draw:start-glue-point="4" draw:end-shape="id6" draw:end-glue-point="3" svg:d="M13127 2404v-600h5350" svg:viewBox="0 0 5351 601">
          <text:p/>
        </draw:connector>
        <draw:connector draw:style-name="gr5" draw:text-style-name="P1" draw:layer="layout" svg:x1="13.127cm" svg:y1="5.504cm" svg:x2="18.477cm" svg:y2="6.154cm" draw:start-shape="id5" draw:start-glue-point="6" draw:end-shape="id7" draw:end-glue-point="3" svg:d="M13127 5504v650h5350" svg:viewBox="0 0 5351 651">
          <text:p/>
        </draw:connector>
        <draw:custom-shape draw:style-name="gr10" draw:text-style-name="P10" xml:id="id8" draw:id="id8" draw:layer="layout" svg:width="3.3cm" svg:height="3.1cm" svg:x="11.477cm" svg:y="11.804cm">
          <text:p text:style-name="P1"><text:span text:style-name="T1">need to</text:span></text:p>
          <text:p text:style-name="P1"><text:span text:style-name="T1">run on</text:span></text:p>
          <text:p text:style-name="P1"><text:span text:style-name="T1">all no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9" draw:id="id9" draw:layer="layout" svg:width="3.5cm" svg:height="1.2cm" svg:x="18.477cm" svg:y="9.904cm">
          <text:p text:style-name="P1"><text:span text:style-name="T2">Daemonse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27cm" svg:y1="8.304cm" svg:x2="11.477cm" svg:y2="13.354cm" draw:start-shape="id4" draw:start-glue-point="6" draw:end-shape="id8" draw:end-glue-point="5" svg:d="M9727 8304v5050h1750" svg:viewBox="0 0 1751 5051">
          <text:p/>
        </draw:connector>
        <draw:connector draw:style-name="gr5" draw:text-style-name="P1" draw:layer="layout" svg:x1="13.127cm" svg:y1="11.804cm" svg:x2="18.477cm" svg:y2="10.504cm" draw:start-shape="id8" draw:start-glue-point="4" draw:end-shape="id9" draw:end-glue-point="3" svg:d="M13127 11804v-1300h5350" svg:viewBox="0 0 5351 1301">
          <text:p/>
        </draw:connector>
        <draw:connector draw:style-name="gr5" draw:text-style-name="P1" draw:layer="layout" svg:x1="13.127cm" svg:y1="14.904cm" svg:x2="14.477cm" svg:y2="16.954cm" draw:start-shape="id8" draw:start-glue-point="6" draw:end-shape="id1" draw:end-glue-point="5" svg:d="M13127 14904v2050h1350" svg:viewBox="0 0 1351 2051">
          <text:p/>
        </draw:connector>
        <draw:connector draw:style-name="gr5" draw:text-style-name="P1" draw:layer="layout" svg:x1="6.977cm" svg:y1="6.754cm" svg:x2="8.077cm" svg:y2="6.754cm" draw:start-shape="id10" draw:start-glue-point="10" draw:end-shape="id4" draw:end-glue-point="5" svg:d="M6977 6754h1100" svg:viewBox="0 0 1101 1">
          <text:p/>
        </draw:connector>
        <draw:frame draw:style-name="gr12" draw:text-style-name="P12" draw:layer="layout" svg:width="1.4cm" svg:height="0.9cm" svg:x="9.677cm" svg:y="4.4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9.677cm" svg:y="8.2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.7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5.5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1.1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14.9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6.077cm" svg:y="14.9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6.077cm" svg:y="18.504cm">
          <draw:text-box>
            <text:p><text:span text:style-name="T4">no</text:span></text:p>
          </draw:text-box>
        </draw:frame>
      </draw:page>
      <draw:page draw:name="page2" draw:style-name="dp1" draw:master-page-name="Standard">
        <draw:custom-shape draw:style-name="gr13" draw:text-style-name="P13" xml:id="id20" draw:id="id20" draw:layer="layout" svg:width="4.7cm" svg:height="1.9cm" svg:x="2.277cm" svg:y="5.804cm">
          <text:p text:style-name="P1"><text:span text:style-name="T1">My applic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1" draw:id="id11" draw:layer="layout" svg:width="3.3cm" svg:height="3.1cm" svg:x="14.477cm" svg:y="15.404cm">
          <text:p text:style-name="P1"><text:span text:style-name="T1">is</text:span></text:p>
          <text:p text:style-name="P1"><text:span text:style-name="T1">statef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2" draw:id="id12" draw:layer="layout" svg:width="3.5cm" svg:height="1.2cm" svg:x="18.477cm" svg:y="14.254cm">
          <text:p text:style-name="P1"><text:span text:style-name="T2">Statefuls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3.5cm" svg:height="1.2cm" svg:x="18.477cm" svg:y="18.604cm">
          <text:p text:style-name="P1"><text:span text:style-name="T2">Deployment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6.127cm" svg:y1="15.404cm" svg:x2="18.477cm" svg:y2="14.854cm" draw:start-shape="id11" draw:start-glue-point="4" draw:end-shape="id12" draw:end-glue-point="3" svg:d="M16127 15404v-550h2350" svg:viewBox="0 0 2351 551">
          <text:p/>
        </draw:connector>
        <draw:connector draw:style-name="gr16" draw:text-style-name="P15" draw:layer="layout" svg:x1="16.127cm" svg:y1="18.504cm" svg:x2="18.477cm" svg:y2="19.204cm" draw:start-shape="id11" draw:start-glue-point="6" draw:end-shape="id13" draw:end-glue-point="3" svg:d="M16127 18504v700h2350" svg:viewBox="0 0 2351 701">
          <text:p/>
        </draw:connector>
        <draw:custom-shape draw:style-name="gr14" draw:text-style-name="P13" xml:id="id14" draw:id="id14" draw:layer="layout" svg:width="3.3cm" svg:height="3.1cm" svg:x="8.077cm" svg:y="5.204cm">
          <text:p text:style-name="P1"><text:span text:style-name="T1">is a</text:span></text:p>
          <text:p text:style-name="P1"><text:span text:style-name="T1">b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xml:id="id15" draw:id="id15" draw:layer="layout" svg:width="3.3cm" svg:height="3.1cm" svg:x="11.477cm" svg:y="2.404cm">
          <text:p text:style-name="P1"><text:span text:style-name="T1">need to</text:span></text:p>
          <text:p text:style-name="P1"><text:span text:style-name="T1">De</text:span></text:p>
          <text:p text:style-name="P1"><text:span text:style-name="T1">schedu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6" draw:id="id16" draw:layer="layout" svg:width="3.5cm" svg:height="1.2cm" svg:x="18.477cm" svg:y="1.204cm">
          <text:p text:style-name="P1"><text:span text:style-name="T2">Cronjo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3.5cm" svg:height="1.2cm" svg:x="18.477cm" svg:y="5.554cm">
          <text:p text:style-name="P1"><text:span text:style-name="T2">Job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9.727cm" svg:y1="5.204cm" svg:x2="11.477cm" svg:y2="3.954cm" draw:start-shape="id14" draw:start-glue-point="4" draw:end-shape="id15" draw:end-glue-point="5" svg:d="M9727 5204v-1250h1750" svg:viewBox="0 0 1751 1251">
          <text:p/>
        </draw:connector>
        <draw:connector draw:style-name="gr16" draw:text-style-name="P15" draw:layer="layout" svg:x1="13.127cm" svg:y1="2.404cm" svg:x2="18.477cm" svg:y2="1.804cm" draw:start-shape="id15" draw:start-glue-point="4" draw:end-shape="id16" draw:end-glue-point="3" svg:d="M13127 2404v-600h5350" svg:viewBox="0 0 5351 601">
          <text:p/>
        </draw:connector>
        <draw:connector draw:style-name="gr16" draw:text-style-name="P15" draw:layer="layout" svg:x1="13.127cm" svg:y1="5.504cm" svg:x2="18.477cm" svg:y2="6.154cm" draw:start-shape="id15" draw:start-glue-point="6" draw:end-shape="id17" draw:end-glue-point="3" svg:d="M13127 5504v650h5350" svg:viewBox="0 0 5351 651">
          <text:p/>
        </draw:connector>
        <draw:custom-shape draw:style-name="gr14" draw:text-style-name="P13" xml:id="id18" draw:id="id18" draw:layer="layout" svg:width="3.3cm" svg:height="3.1cm" svg:x="11.477cm" svg:y="11.804cm">
          <text:p text:style-name="P1"><text:span text:style-name="T1">need to</text:span></text:p>
          <text:p text:style-name="P1"><text:span text:style-name="T1">run on</text:span></text:p>
          <text:p text:style-name="P1"><text:span text:style-name="T1">all no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9" draw:id="id19" draw:layer="layout" svg:width="3.5cm" svg:height="1.2cm" svg:x="18.477cm" svg:y="9.904cm">
          <text:p text:style-name="P1"><text:span text:style-name="T2">Daemonset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9.727cm" svg:y1="8.304cm" svg:x2="11.477cm" svg:y2="13.354cm" draw:start-shape="id14" draw:start-glue-point="6" draw:end-shape="id18" draw:end-glue-point="5" svg:d="M9727 8304v5050h1750" svg:viewBox="0 0 1751 5051">
          <text:p/>
        </draw:connector>
        <draw:connector draw:style-name="gr16" draw:text-style-name="P15" draw:layer="layout" svg:x1="13.127cm" svg:y1="11.804cm" svg:x2="18.477cm" svg:y2="10.504cm" draw:start-shape="id18" draw:start-glue-point="4" draw:end-shape="id19" draw:end-glue-point="3" svg:d="M13127 11804v-1300h5350" svg:viewBox="0 0 5351 1301">
          <text:p/>
        </draw:connector>
        <draw:connector draw:style-name="gr16" draw:text-style-name="P15" draw:layer="layout" svg:x1="13.127cm" svg:y1="14.904cm" svg:x2="14.477cm" svg:y2="16.954cm" draw:start-shape="id18" draw:start-glue-point="6" draw:end-shape="id11" draw:end-glue-point="5" svg:d="M13127 14904v2050h1350" svg:viewBox="0 0 1351 2051">
          <text:p/>
        </draw:connector>
        <draw:connector draw:style-name="gr16" draw:text-style-name="P15" draw:layer="layout" svg:x1="6.977cm" svg:y1="6.754cm" svg:x2="8.077cm" svg:y2="6.754cm" draw:start-shape="id20" draw:start-glue-point="10" draw:end-shape="id14" draw:end-glue-point="5" svg:d="M6977 6754h1100" svg:viewBox="0 0 1101 1">
          <text:p/>
        </draw:connector>
        <draw:frame draw:style-name="gr12" draw:text-style-name="P12" draw:layer="layout" svg:width="1.4cm" svg:height="0.9cm" svg:x="9.677cm" svg:y="4.4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9.677cm" svg:y="8.2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.7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5.5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1.1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14.9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6.077cm" svg:y="14.9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6.077cm" svg:y="18.504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1" draw:display-name="Gradient 11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18" draw:display-name="Gradient 18" draw:style="linear" draw:start-color="#dedce6" draw:end-color="#729fcf" draw:start-intensity="100%" draw:end-intensity="100%" draw:angle="300" draw:border="0%"/>
    <draw:gradient draw:name="Gradient_20_19" draw:display-name="Gradient 19" draw:style="linear" draw:start-color="#dedce6" draw:end-color="#729fcf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1" draw:display-name="Gradient 21" draw:style="linear" draw:start-color="#dedce6" draw:end-color="#729fcf" draw:start-intensity="100%" draw:end-intensity="100%" draw:angle="300" draw:border="0%"/>
    <draw:gradient draw:name="Gradient_20_22" draw:display-name="Gradient 22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9" draw:display-name="Gradient 9" draw:style="linear" draw:start-color="#f6f9d4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6:07:07</meta:creation-date>
    <dc:date>2019-06-29T23:07:48.368459945</dc:date>
    <meta:editing-duration>PT2M</meta:editing-duration>
    <meta:editing-cycles>2</meta:editing-cycles>
    <meta:generator>LibreOffice/6.2.4.2$MacOSX_X86_64 LibreOffice_project/2412653d852ce75f65fbfa83fb7e7b669a126d64</meta:generator>
    <meta:document-statistic meta:object-count="54"/>
  </office:meta>
</office:document-meta>
</file>